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361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0.6pt" fo:break-before="auto" style:use-optimal-row-height="true"/>
    </style:style>
    <style:style style:name="ro5" style:family="table-row">
      <style:table-row-properties style:row-height="24.9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7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structure presence} trait that is a {quality of} a {whole plant} that has at least one of some {plant structure}.</text:p>
          </table:table-cell>
          <table:table-cell office:value-type="string" calcext:value-type="string">
            <text:p>'plant structure presence' THAT 'quality of' SOME (</text:p>
            <text:p>    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leaves present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leaf presence} trait that is a {quality of} a {whole plant} that has at least one {true leaf}.</text:p>
          </table:table-cell>
          <table:table-cell office:value-type="string" calcext:value-type="string">
            <text:p>'leaf presence' THAT 'quality of' SOME (</text:p>
            <text:p>    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table:style-name="ce4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office:value-type="string" calcext:value-type="string">
            <text:p>'expanding leaf presence' THAT 'quality of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table:style-name="ce4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office:value-type="string" calcext:value-type="string">
            <text:p>'mature leaf presence' THAT 'quality of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ent leaves present</text:p>
          </table:table-cell>
          <table:table-cell office:value-type="string" calcext:value-type="string">
            <text:p>'senescent leaf presence'</text:p>
          </table:table-cell>
          <table:table-cell table:style-name="ce4" office:value-type="string" calcext:value-type="string">
            <text:p>A {senescent leaf presence} trait that is a {quality of} a {whole plant} that has at least one {true leaf} in the {vascular leaf senescent stage}.</text:p>
          </table:table-cell>
          <table:table-cell office:value-type="string" calcext:value-type="string">
            <text:p>'senescent leaf presence' THAT 'quality of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s presence'</text:p>
          </table:table-cell>
          <table:table-cell table:style-name="ce4" office:value-type="string" calcext:value-type="string">
            <text:p>A {breaking buds presence} trait that is a {quality of} a {whole plant} that has at least one {vegetative bud} in the {bud burst stage}.</text:p>
          </table:table-cell>
          <table:table-cell office:value-type="string" calcext:value-type="string">
            <text:p>'breaking buds presence' THAT 'quality of' SOME (</text:p>
            <text:p>    'whole plant' THAT 'has part' SOME (</text:p>
            <text:p>        'vegetative bud' THAT 'participates in' SOME 'bud burst stage'</text:p>
            <text:p>    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table:style-name="ce4" office:value-type="string" calcext:value-type="string">
            <text:p>An {abscised leaf presence} trait that is a {quality of} a {whole plant} from which at least one {true leaf} has been abscised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4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4" office:value-type="string" calcext:value-type="string">
            <text:p>'new above-ground shoot-borne shoot system presence' THAT 'quality of' SOME (</text:p>
            <text:p>    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office:value-type="string" calcext:value-type="string">
            <text:p>'flower presence' THAT 'quality of' SOME (</text:p>
            <text:p>    'whole plant' THAT 'has part' SOME (</text:p>
            <text:p>        'flower bud' OR 'fresh flower' OR 'fresh inflorescenc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table:style-name="ce4" office:value-type="string" calcext:value-type="string">
            <text:p>A {flower head presence} trait that is a {quality of} a {whole plant} that has at least one {fresh inflorescence}.</text:p>
          </table:table-cell>
          <table:table-cell office:value-type="string" calcext:value-type="string">
            <text:p>'flower head presence' THAT 'quality of' SOME (</text:p>
            <text:p>    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n {open flower presence} trait that is a {quality of} a {whole plant} that has at least one {flower} in the {open flower stage}.</text:p>
          </table:table-cell>
          <table:table-cell office:value-type="string" calcext:value-type="string">
            <text:p>'open flower presence' THAT 'quality of' SOME (</text:p>
            <text:p>    'whole plant' THAT 'has part' SOME (</text:p>
            <text:p>        'fresh flower' THAT 'participates in' SOME 'open flower stage'</text:p>
            <text:p>    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table:style-name="ce4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office:value-type="string" calcext:value-type="string">
            <text:p>'pollen-releasing flower presence' THAT 'quality of' SOME (</text:p>
            <text:p>    'whole plant' THAT 'has part' SOME (</text:p>
            <text:p>        'fresh flower' THAT 'participates in' SOME 'pollen-releasing flower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fruit presence} trait that is a {quality of} a {whole plant} that has at least one {fruit}.</text:p>
          </table:table-cell>
          <table:table-cell office:value-type="string" calcext:value-type="string">
            <text:p>'fruit presence' THAT 'quality of' SOME (</text:p>
            <text:p>    'whole plant' THAT 'has part' SOME 'fruit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table:style-name="ce4" office:value-type="string" calcext:value-type="string">
            <text:p>A {ripening fruit presence} trait that is a {quality of} a {whole plant} that has at least one {ripening fruit}.</text:p>
          </table:table-cell>
          <table:table-cell office:value-type="string" calcext:value-type="string">
            <text:p>'ripening fruit presence' THAT 'quality of' SOME (</text:p>
            <text:p>    'whole plant' THAT 'has part' SOME 'ripening fruit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table:style-name="ce4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cone presence} trait that is a {quality of} a {whole plant} that has at least one {strobilus}.</text:p>
          </table:table-cell>
          <table:table-cell office:value-type="string" calcext:value-type="string">
            <text:p>'cone presence' THAT 'quality of' SOME (</text:p>
            <text:p>    'whole plant' THAT 'has part' SOME 'strobilus'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office:value-type="string" calcext:value-type="string">
            <text:p>'pollen cone presence' THAT 'quality of' SOME (</text:p>
            <text:p><text:span text:style-name="T1">    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office:value-type="string" calcext:value-type="string">
            <text:p>'open pollen cone presence' THAT 'quality of' SOME (</text:p>
            <text:p>    'whole plant' THAT 'has part' SOME (</text:p>
            <text:p>        'fresh microsporangiate strobilus' THAT 'participates in' SOME 'open microsporangiate strobilus stage'</text:p>
            <text:p>    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table:style-name="ce4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office:value-type="string" calcext:value-type="string">
            <text:p>'pollen-releasing pollen cone presence' THAT 'quality of' SOME (</text:p>
            <text:p>    'whole plant' THAT 'has part' SOME (</text:p>
            <text:p>        'fresh microsporangiate strobilus' THAT 'participates in' SOME 'pollen-releasing strobilus stage'</text:p>
            <text:p>    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office:value-type="string" calcext:value-type="string">
            <text:p>'seed cone presence' THAT 'quality of' SOME (</text:p>
            <text:p><text:span text:style-name="T1">    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table:style-name="ce4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office:value-type="string" calcext:value-type="string">
            <text:p>'unripe seed cone presence' THAT 'quality of' SOME (</text:p>
            <text:p><text:span text:style-name="T1">    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ripe seed cones present</text:p>
          </table:table-cell>
          <table:table-cell office:value-type="string" calcext:value-type="string">
            <text:p>'ripe seed cone presence'</text:p>
          </table:table-cell>
          <table:table-cell table:style-name="ce4" office:value-type="string" calcext:value-type="string">
            <text:p>A {ripe seed cone presence} trait that is a {quality of} a {whole plant} that has at least one ripe female/seed cone ({ripe megasporangiate strobilus}).</text:p>
          </table:table-cell>
          <table:table-cell office:value-type="string" calcext:value-type="string">
            <text:p>'ripe seed cone presence' THAT 'quality of' SOME (</text:p>
            <text:p><text:span text:style-name="T1">    'whole plant' THAT 'has part' SOME '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table:style-name="ce4" office:value-type="string" calcext:value-type="string">
            <text:p>An {abscised cone or seed presence} trait that is a {quality of} a {whole plant} from which at least one ripe female/seed cone ({ripe megasporangiate strobilus}) has been abscised or removed by an herbivore or that has at least one ripe female/seed cone that has abscised at least one {mature seed}.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 table:style-name="Default" table:number-columns-repeated="6"/>
          <table:table-cell table:number-columns-repeated="3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04:17.989857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2:07:06.400024508</dc:date>
    <dc:creator>Brian </dc:creator>
    <meta:editing-duration>P7DT12H47M23S</meta:editing-duration>
    <meta:editing-cycles>41</meta:editing-cycles>
    <meta:generator>LibreOffice/5.1.4.2$Linux_X86_64 LibreOffice_project/10m0$Build-2</meta:generator>
    <meta:document-statistic meta:table-count="1" meta:cell-count="149" meta:object-count="0"/>
  </office:meta>
</office:document-meta>
</file>